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7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 office:value-type="string" calcext:value-type="string">
            <text:p>Vit</text:p>
          </table:table-cell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Dex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E Vit</text:p>
          </table:table-cell>
          <table:table-cell table:style-name="ce1" table:formula="of:=[.B1]" office:value-type="float" office:value="282" calcext:value-type="float">
            <text:p>282</text:p>
          </table:table-cell>
          <table:table-cell office:value-type="string" calcext:value-type="string">
            <text:p>E Dex</text:p>
          </table:table-cell>
          <table:table-cell table:style-name="ce1" table:formula="of:=[.D1]" office:value-type="float" office:value="166" calcext:value-type="float">
            <text:p>166</text:p>
          </table:table-cell>
          <table:table-cell table:number-columns-repeated="2"/>
          <table:table-cell office:value-type="string" calcext:value-type="string">
            <text:p>Health:</text:p>
          </table:table-cell>
          <table:table-cell table:formula="of:=[.B1]*10" office:value-type="float" office:value="2820" calcext:value-type="float">
            <text:p>2820</text:p>
          </table:table-cell>
          <table:table-cell office:value-type="string" calcext:value-type="string">
            <text:p>hp/min:</text:p>
          </table:table-cell>
          <table:table-cell table:formula="of:=[.M1]*(1+[.L11])/100" office:value-type="float" office:value="64.578" calcext:value-type="float">
            <text:p>64.578</text:p>
          </table:table-cell>
          <table:table-cell table:style-name="ce7" table:formula="of:=1%*(1+[.L11])" office:value-type="percentage" office:value="0.0229" calcext:value-type="percentage">
            <text:p>2.29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d</text:p>
          </table:table-cell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Int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E End</text:p>
          </table:table-cell>
          <table:table-cell table:style-name="ce1" table:formula="of:=[.B2]" office:value-type="float" office:value="150" calcext:value-type="float">
            <text:p>150</text:p>
          </table:table-cell>
          <table:table-cell office:value-type="string" calcext:value-type="string">
            <text:p>E Int</text:p>
          </table:table-cell>
          <table:table-cell table:style-name="ce1" table:formula="of:=[.D2]" office:value-type="float" office:value="272" calcext:value-type="float">
            <text:p>272</text:p>
          </table:table-cell>
          <table:table-cell table:number-columns-repeated="2"/>
          <table:table-cell office:value-type="string" calcext:value-type="string">
            <text:p>Mana:</text:p>
          </table:table-cell>
          <table:table-cell table:formula="of:=[.D3]*10" office:value-type="float" office:value="1500" calcext:value-type="float">
            <text:p>1500</text:p>
          </table:table-cell>
          <table:table-cell office:value-type="string" calcext:value-type="string">
            <text:p>mp/min:</text:p>
          </table:table-cell>
          <table:table-cell table:formula="of:=[.M2]*(2%+[.D3]/10000)" office:value-type="float" office:value="52.5" calcext:value-type="float">
            <text:p>52.5</text:p>
          </table:table-cell>
          <table:table-cell table:style-name="ce7" table:formula="of:=2%+[.D3]/10000" office:value-type="percentage" office:value="0.035" calcext:value-type="percentage">
            <text:p>3.50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tr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Wis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E Str</text:p>
          </table:table-cell>
          <table:table-cell table:style-name="ce1" table:formula="of:=[.B3]*(1+[.R11])" office:value-type="float" office:value="344.57175" calcext:value-type="float">
            <text:p>344.57175</text:p>
          </table:table-cell>
          <table:table-cell office:value-type="string" calcext:value-type="string">
            <text:p>E Wis</text:p>
          </table:table-cell>
          <table:table-cell table:style-name="ce1" table:formula="of:=[.D3]" office:value-type="float" office:value="150" calcext:value-type="float">
            <text:p>150</text:p>
          </table:table-cell>
          <table:table-cell table:number-columns-repeated="4"/>
          <table:table-cell office:value-type="string" calcext:value-type="string">
            <text:p>w/Med:</text:p>
          </table:table-cell>
          <table:table-cell table:formula="of:=[.O2]*(4+[.B20]*3%)" office:value-type="float" office:value="260.4" calcext:value-type="float">
            <text:p>260.4</text:p>
          </table:table-cell>
          <table:table-cell table:style-name="ce7" table:formula="of:=[.P2]*(4+[.B20]*3%)" office:value-type="percentage" office:value="0.1736" calcext:value-type="percentage">
            <text:p>17.36%</text:p>
          </table:table-cell>
          <table:table-cell table:number-columns-repeated="1008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3" office:value-type="percentage" office:value="1.2" calcext:value-type="percentage">
            <text:p>12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formula="of:=[.$M$1]/(1/(1+[.$I$11]))" office:value-type="float" office:value="8753.985" calcext:value-type="float">
            <text:p>8753.985</text:p>
          </table:table-cell>
          <table:table-cell table:style-name="ce1" office:value-type="string" calcext:value-type="string">
            <text:p>EH-Bal</text:p>
          </table:table-cell>
          <table:table-cell table:style-name="ce1" table:formula="of:=([.M5]+[.M6])/2" office:value-type="float" office:value="10067.08275" calcext:value-type="float">
            <text:p>10067.0827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aling</text:p>
          </table:table-cell>
          <table:table-cell table:style-name="ce3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formula="of:=[.$M$1]/(1/(1+[.$I$11]))/(1/(1+[.X11]))" office:value-type="float" office:value="11380.1805" calcext:value-type="float">
            <text:p>11380.1805</text:p>
          </table:table-cell>
          <table:table-cell table:style-name="ce1" office:value-type="string" calcext:value-type="string">
            <text:p>Resil</text:p>
          </table:table-cell>
          <table:table-cell table:style-name="ce7" table:formula="of:=[.I11]" office:value-type="percentage" office:value="2.10425" calcext:value-type="percentage">
            <text:p>210.43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</text:p>
          </table:table-cell>
          <table:table-cell table:style-name="ce3" office:value-type="percentage" office:value="0.25" calcext:value-type="percentage">
            <text:p>25.00%</text:p>
          </table:table-cell>
          <table:table-cell table:number-columns-repeated="11"/>
          <table:table-cell table:style-name="ce1" office:value-type="string" calcext:value-type="string">
            <text:p>Speed</text:p>
          </table:table-cell>
          <table:table-cell table:style-name="ce7" table:formula="of:=[.U11]" office:value-type="percentage" office:value="2.10425" calcext:value-type="percentage">
            <text:p>210.43%</text:p>
          </table:table-cell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/>
          <table:table-cell table:style-name="ce7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1"/>
          <table:table-cell table:style-name="ce1" table:number-columns-repeated="2"/>
          <table:table-cell table:number-columns-repeated="1009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5"/>
          <table:table-cell office:value-type="string" calcext:value-type="string">
            <text:p>Total:</text:p>
          </table:table-cell>
          <table:table-cell table:style-name="ce7" table:formula="of:=SUM([.I14:.I49])" office:value-type="percentage" office:value="2.10425" calcext:value-type="percentage">
            <text:p>210.43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L14:.L49])" office:value-type="percentage" office:value="1.29" calcext:value-type="percentage">
            <text:p>129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O14:.O49])" office:value-type="percentage" office:value="2.09" calcext:value-type="percentage">
            <text:p>209.00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R14:.R49])" office:value-type="percentage" office:value="2.10425" calcext:value-type="percentage">
            <text:p>210.43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U14:.U49])" office:value-type="percentage" office:value="2.10425" calcext:value-type="percentage">
            <text:p>210.43%</text:p>
          </table:table-cell>
          <table:table-cell/>
          <table:table-cell office:value-type="string" calcext:value-type="string">
            <text:p>Total:</text:p>
          </table:table-cell>
          <table:table-cell table:style-name="ce7" table:formula="of:=SUM([.X14:.X49])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BE</text:p>
          </table:table-cell>
          <table:table-cell table:style-name="ce1" office:value-type="string" calcext:value-type="string">
            <text:p>Heal</text:p>
          </table:table-cell>
          <table:table-cell table:style-name="ce1" office:value-type="string" calcext:value-type="string">
            <text:p>Fire</text:p>
          </table:table-cell>
          <table:table-cell table:style-name="ce1" office:value-type="string" calcext:value-type="string">
            <text:p>Multiplier</text:p>
          </table:table-cell>
          <table:table-cell table:style-name="ce1" office:value-type="string" calcext:value-type="string">
            <text:p>Resilience</text:p>
          </table:table-cell>
          <table:table-cell table:style-name="ce1" table:number-columns-repeated="2"/>
          <table:table-cell table:style-name="ce1" office:value-type="string" calcext:value-type="string">
            <text:p>Regen</text:p>
          </table:table-cell>
          <table:table-cell table:style-name="ce1" table:number-columns-repeated="2"/>
          <table:table-cell table:style-name="ce1" office:value-type="string" calcext:value-type="string">
            <text:p>Damage</text:p>
          </table:table-cell>
          <table:table-cell table:style-name="ce1" table:number-columns-repeated="2"/>
          <table:table-cell table:style-name="ce1" office:value-type="string" calcext:value-type="string">
            <text:p>Strength</text:p>
          </table:table-cell>
          <table:table-cell table:style-name="ce1" table:number-columns-repeated="2"/>
          <table:table-cell table:style-name="ce1" office:value-type="string" calcext:value-type="string">
            <text:p>Speed</text:p>
          </table:table-cell>
          <table:table-cell table:style-name="ce1" table:number-columns-repeated="2"/>
          <table:table-cell table:style-name="ce1" office:value-type="string" calcext:value-type="string">
            <text:p>Magic Resistance</text:p>
          </table:table-cell>
          <table:table-cell table:style-name="ce1" table:number-columns-repeated="1002"/>
        </table:table-row>
        <table:table-row table:style-name="ro1">
          <table:table-cell table:number-columns-repeated="6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4]=1;[.$B$5];0%)+IF([.E14]=1;[.$B$7];0%)+IF([.D14]=1;[.$B$6];0%)" office:value-type="percentage" office:value="2.2" calcext:value-type="percentage">
            <text:p>220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4]+[.H14]*[.$B14])*[.$F14]" office:value-type="percentage" office:value="1.21" calcext:value-type="percentage">
            <text:p>121.00%</text:p>
          </table:table-cell>
          <table:table-cell table:number-columns-repeated="6"/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4]+[.Q14]*[.$B14])*[.$F14]" office:value-type="percentage" office:value="1.21" calcext:value-type="percentage">
            <text:p>121.00%</text:p>
          </table:table-cell>
          <table:table-cell table:style-name="ce3" office:value-type="percentage" office:value="0.35" calcext:value-type="percentage">
            <text:p>3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4]+[.T14]*[.$B14])*[.$F14]" office:value-type="percentage" office:value="1.21" calcext:value-type="percentage">
            <text:p>121.00%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of Azarinth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1+IF([.C15]=1;[.$B$5];0%)+IF([.E15]=1;[.$B$7];0%)+IF([.D15]=1;[.$B$6];0%)" office:value-type="percentage" office:value="2" calcext:value-type="percentage">
            <text:p>200.00%</text:p>
          </table:table-cell>
          <table:table-cell table:number-columns-repeated="3"/>
          <table:table-cell table:style-name="ce3" office:value-type="percentage" office:value="0.5" calcext:value-type="percentage">
            <text:p>5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J15]+[.K15]*[.$B15])*[.$F15]" office:value-type="percentage" office:value="1.29" calcext:value-type="percentage">
            <text:p>129.00%</text:p>
          </table:table-cell>
          <table:table-cell table:number-columns-repeated="9"/>
          <table:table-cell table:style-name="ce3" office:value-type="percentage" office:value="0.15" calcext:value-type="percentage">
            <text:p>15.00%</text:p>
          </table:table-cell>
          <table:table-cell office:value-type="float" office:value="0" calcext:value-type="float">
            <text:p>0</text:p>
          </table:table-cell>
          <table:table-cell table:style-name="ce3" table:formula="of:=([.V15]+[.W15]*[.$B15])*[.$F15]" office:value-type="percentage" office:value="0.3" calcext:value-type="percentage">
            <text:p>30.00%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1+IF([.C16]=1;[.$B$5];0%)+IF([.E16]=1;[.$B$7];0%)+IF([.D16]=1;[.$B$6];0%)" office:value-type="percentage" office:value="2.2" calcext:value-type="percentage">
            <text:p>220.00%</text:p>
          </table:table-cell>
          <table:table-cell table:number-columns-repeated="6"/>
          <table:table-cell table:style-name="ce3" office:value-type="percentage" office:value="0.75" calcext:value-type="percentage">
            <text:p>75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M16]+[.N16]*[.$B16])*[.$F16]" office:value-type="percentage" office:value="2.09" calcext:value-type="percentage">
            <text:p>209.00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 of Flam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table:formula="of:=1+IF([.C18]=1;[.$B$5];0%)+IF([.E18]=1;[.$B$7];0%)+IF([.D18]=1;[.$B$6];0%)" office:value-type="percentage" office:value="2.45" calcext:value-type="percentage">
            <text:p>245.00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G18]+[.H18]*[.$B18])*[.$F18]" office:value-type="percentage" office:value="0.89425" calcext:value-type="percentage">
            <text:p>89.43%</text:p>
          </table:table-cell>
          <table:table-cell table:number-columns-repeated="6"/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P18]+[.Q18]*[.$B18])*[.$F18]" office:value-type="percentage" office:value="0.89425" calcext:value-type="percentage">
            <text:p>89.43%</text:p>
          </table:table-cell>
          <table:table-cell table:style-name="ce3" office:value-type="percentage" office:value="0.2" calcext:value-type="percentage">
            <text:p>20.00%</text:p>
          </table:table-cell>
          <table:table-cell table:style-name="ce3" office:value-type="percentage" office:value="0.005" calcext:value-type="percentage">
            <text:p>0.50%</text:p>
          </table:table-cell>
          <table:table-cell table:style-name="ce3" table:formula="of:=([.S18]+[.T18]*[.$B18])*[.$F18]" office:value-type="percentage" office:value="0.89425" calcext:value-type="percentage">
            <text:p>89.43%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4">00/00/0000</text:date>, <text:time style:data-style-name="N2" text:time-value="20:06:35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4T20:23:05.386000000</dc:date>
    <meta:generator>LibreOffice/7.0.5.2$Windows_X86_64 LibreOffice_project/64390860c6cd0aca4beafafcfd84613dd9dfb63a</meta:generator>
    <meta:editing-duration>PT29M2S</meta:editing-duration>
    <meta:editing-cycles>7</meta:editing-cycles>
    <meta:document-statistic meta:table-count="1" meta:cell-count="141" meta:object-count="0"/>
    <meta:user-defined meta:name="AppVersion">16.0300</meta:user-defined>
  </office:meta>
</office:document-meta>
</file>